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4.35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05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2.0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6.728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3.568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draw:layer="layout" svg:width="0.793cm" svg:height="0.768cm" svg:x="15cm" svg:y="1.4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93cm" svg:height="0.768cm" svg:x="22.1cm" svg:y="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93cm" svg:height="0.768cm" svg:x="15.9cm" svg:y="1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2cm" svg:height="4.9cm" svg:x="14.3cm" svg:y="1.8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2cm" svg:height="1.431cm" svg:x="14.9cm" svg:y="1.1cm">
          <draw:text-box>
            <text:p><text:span text:style-name="T1">int</text:span></text:p>
          </draw:text-box>
        </draw:frame>
        <draw:custom-shape draw:style-name="gr2" draw:text-style-name="P1" draw:layer="layout" svg:width="4.952cm" svg:height="4.9cm" svg:x="21.5cm" svg:y="1.8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2cm" svg:height="1.431cm" svg:x="22.1cm" svg:y="1.1cm">
          <draw:text-box>
            <text:p><text:span text:style-name="T1">int</text:span></text:p>
          </draw:text-box>
        </draw:frame>
        <draw:custom-shape draw:style-name="gr4" draw:text-style-name="P1" draw:layer="layout" svg:width="2.912cm" svg:height="2.6cm" svg:x="22.54cm" svg:y="3.031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7.328cm" svg:height="1.431cm" svg:x="5.5cm" svg:y="3.569cm">
          <draw:text-box>
            <text:p><text:span text:style-name="T1">if <text:s text:c="24"/>then <text:s text:c="24"/>else</text:span></text:p>
          </draw:text-box>
        </draw:frame>
        <draw:custom-shape draw:style-name="gr4" draw:text-style-name="P1" draw:layer="layout" svg:width="2.912cm" svg:height="2.6cm" svg:x="15.34cm" svg:y="3.031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93cm" svg:height="0.768cm" svg:x="7.548cm" svg:y="1.4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93cm" svg:height="0.768cm" svg:x="8.448cm" svg:y="1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2cm" svg:height="4.9cm" svg:x="6.848cm" svg:y="1.83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652cm" svg:height="1.431cm" svg:x="7.448cm" svg:y="1.1cm">
          <draw:text-box>
            <text:p><text:span text:style-name="T1">int</text:span></text:p>
          </draw:text-box>
        </draw:frame>
        <draw:custom-shape draw:style-name="gr4" draw:text-style-name="P1" draw:layer="layout" svg:width="2.912cm" svg:height="2.6cm" svg:x="7.888cm" svg:y="3.031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5.4cm" svg:y1="5cm" svg:x2="26.8cm" svg:y2="5cm">
          <text:p/>
        </draw:line>
        <draw:custom-shape draw:style-name="gr7" draw:text-style-name="P3" draw:layer="layout" svg:width="4.5cm" svg:height="2.7cm" svg:x="1.2cm" svg:y="1.2cm">
          <text:p text:style-name="P3"><text:span text:style-name="T1">Should be</text:span></text:p>
          <text:p text:style-name="P3"><text:span text:style-name="T1">bool type!</text:span></text:p>
          <draw:enhanced-geometry svg:viewBox="0 0 21600 21600" draw:text-areas="800 800 20800 20800" draw:type="round-rectangular-callout" draw:modifiers="29902.1550766496 7285.30174009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37M10S</meta:editing-duration>
    <meta:editing-cycles>67</meta:editing-cycles>
    <meta:generator>LibreOffice/4.3.3.2$Linux_X86_64 LibreOffice_project/430m0$Build-2</meta:generator>
    <dc:date>2015-02-04T20:57:26.976575832</dc:date>
    <meta:document-statistic meta:object-count="17"/>
    <meta:template xlink:type="simple" xlink:actuate="onRequest" xlink:title="Metasepi fig" xlink:href="../.config/libreoffice/4/user/template/Metasepi%20fig.otg" meta:date="2015-02-01T20:51:38.917908761"/>
  </office:meta>
</office:document-meta>
</file>